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3.75cm" fo:min-width="3.5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0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499cm" svg:height="2.419cm" svg:x="0.75cm" svg:y="0.83cm" svg:viewBox="0 0 2500 2420" draw:points="0,0 0,2420 356,2420 356,670 377,670 1102,2416 1398,2416 2123,670 2148,670 2148,2420 2500,2420 2500,0 2048,0 1266,1881 1238,1881 452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1T20:43:15.980000000</dc:date>
    <meta:editing-duration>PT4M58S</meta:editing-duration>
    <meta:editing-cycles>2</meta:editing-cycles>
    <meta:generator>LibreOffice/7.2.4.1$Windows_X86_64 LibreOffice_project/27d75539669ac387bb498e35313b970b7fe9c4f9</meta:generator>
    <meta:document-statistic meta:object-count="2"/>
  </office:meta>
</office:document-meta>
</file>